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5A0000015AC5C1EC6694F2AFA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897cm" fo:margin-left="0cm" table:align="left" style:writing-mode="page"/>
    </style:style>
    <style:style style:name="Tableau1.A" style:family="table-column">
      <style:table-column-properties style:column-width="8.775cm"/>
    </style:style>
    <style:style style:name="Tableau1.B" style:family="table-column">
      <style:table-column-properties style:column-width="6.876cm"/>
    </style:style>
    <style:style style:name="Tableau1.C" style:family="table-column">
      <style:table-column-properties style:column-width="3.246cm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officeooo:rsid="002b892f" officeooo:paragraph-rsid="002b892f" style:font-weight-asian="bold" style:font-weight-complex="bold"/>
    </style:style>
    <style:style style:name="P8" style:family="paragraph" style:parent-style-name="Addressee">
      <style:text-properties fo:font-weight="bold" officeooo:rsid="002ac10d" officeooo:paragraph-rsid="002ac10d" style:font-weight-asian="bold" style:font-weight-complex="bold"/>
    </style:style>
    <style:style style:name="P9" style:family="paragraph" style:parent-style-name="Addressee">
      <style:text-properties officeooo:rsid="002b892f" officeooo:paragraph-rsid="002b892f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text-properties fo:font-size="2pt" officeooo:paragraph-rsid="00243bb5" style:font-size-asian="1.75pt" style:font-size-complex="2pt"/>
    </style:style>
    <style:style style:name="P12" style:family="paragraph" style:parent-style-name="Standard">
      <style:text-properties style:use-window-font-color="true" fo:font-size="11pt" style:font-size-asian="11pt" style:font-size-complex="11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0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1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2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3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Standard" style:list-style-name="L5">
      <loext:graphic-properties draw:fill="none"/>
      <style:paragraph-properties fo:margin-left="0.3cm" fo:margin-right="0cm" fo:text-indent="-0.6cm" style:auto-text-indent="false" fo:background-color="transparent" style:writing-mode="page"/>
      <style:text-properties officeooo:rsid="002b892f" officeooo:paragraph-rsid="002b892f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ac10d"/>
    </style:style>
    <style:style style:name="T6" style:family="text">
      <style:text-properties officeooo:rsid="002babb1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3">Fait à <text:span text:style-name="T5">Saint-Maximin</text:span>, le <text:span text:style-name="T5">30 septembre 2019</text:span></text:p>
      <text:p text:style-name="Standard"/>
      <text:p text:style-name="P19">Objet : <text:span text:style-name="T6">SITE WEB OC PIZZA</text:span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4286762834982674452" text:style-name="L1">
              <text:list-item>
                <text:p text:style-name="P24">application web</text:p>
              </text:list-item>
              <text:list-item>
                <text:p text:style-name="P24">...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4">X.X.X</text:p>
            <text:p text:style-name="P4">Y.Y.Y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6907677933914080445" text:style-name="L2">
              <text:list-item>
                <text:p text:style-name="P25"/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8654525600711023515" text:style-name="L3">
              <text:list-item>
                <text:p text:style-name="P26">...</text:p>
              </text:list-item>
            </text:list>
          </table:table-cell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2885000263841398001" text:style-name="L4">
              <text:list-item>
                <text:p text:style-name="P27"/>
              </text:list-item>
            </text:list>
          </table:table-cell>
        </table:table-row>
      </table:table>
      <text:p text:style-name="P1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7920195670068593994" text:style-name="L5">
              <text:list-header>
                <text:p text:style-name="P28">&gt;&gt;&gt;&gt;&gt;&gt;&gt;&gt;&gt;&gt;&gt;&gt;&gt;&gt;&gt;&gt;&gt;&gt;&gt;&gt;&gt;&gt;&gt;&gt;&gt;&gt; RAS &lt;&lt;&lt;&lt;&lt;&lt;&lt;&lt;&lt;&lt;&lt;&lt;&lt;&lt;&lt;&lt;&lt;&lt;&lt;&lt;&lt;&lt;&lt;&lt;&lt;&lt;&lt;&lt;&lt;&lt;</text:p>
              </text:list-header>
            </text:list>
          </table:table-cell>
        </table:table-row>
      </table:table>
      <text:p text:style-name="P1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span text:style-name="T5">30/09/2019</text:span></text:p>
      <text:p text:style-name="Table_20_Contents"/>
      <text:p text:style-name="P23">Date de la réception : ________________________</text:p>
      <text:p text:style-name="P5"/>
      <text:p text:style-name="P18">La réception est prononcée :</text:p>
      <text:p text:style-name="P22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1">Fait à <text:tab/><text:tab/><text:tab/>Pour <text:user-defined style:data-style-name="N0" text:name="Client">{{Client}}</text:user-defined></text:p>
      <text:p text:style-name="P20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officeooo:rsid="002b892f" officeooo:paragraph-rsid="002b892f" style:font-weight-asian="bold" style:font-weight-complex="bold"/>
    </style:style>
    <style:style style:name="MP4" style:family="paragraph" style:parent-style-name="Addressee">
      <style:text-properties officeooo:rsid="002b892f" officeooo:paragraph-rsid="002b892f"/>
    </style:style>
    <style:style style:name="MP5" style:family="paragraph" style:parent-style-name="Addressee">
      <style:text-properties fo:font-weight="bold" officeooo:rsid="002ac10d" officeooo:paragraph-rsid="002ac10d" style:font-weight-asian="bold" style:font-weight-complex="bold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1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OC PIZZA</text:p>
              <text:p text:style-name="MP4">Paris, France</text:p>
            </table:table-cell>
            <table:table-cell table:style-name="Tableau3.A2" office:value-type="string">
              <text:p text:style-name="MP5"><draw:frame draw:style-name="Mfr1" draw:name="Image1" text:anchor-type="paragraph" svg:x="4.152cm" svg:y="-2.136cm" svg:width="1.499cm" svg:height="1.499cm" draw:z-index="2"><draw:image xlink:href="Pictures/100000000000015A0000015AC5C1EC6694F2AFAB.png" xlink:type="simple" xlink:show="embed" xlink:actuate="onLoad"/></draw:frame>SITE WEB OC PIZZA</text:p>
              <text:p text:style-name="Addressee">Ref. Interne : <text:user-defined style:data-style-name="N0" text:name="Projet - Ref Int.">{{RefInterne}}</text:user-defined></text:p>
              <text:p text:style-name="Addressee">Ref. Client : <text:user-defined style:data-style-name="N0" text:name="Projet - Ref Ext.">{{RefExterne}}</text:user-defined></text:p>
            </table:table-cell>
          </table:table-row>
        </table:table>
        <text:p text:style-name="Standard"/>
      </style:header>
      <style:footer>
        <text:p text:style-name="MP6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&lt;Entreprise&gt;</text:p>
            </table:table-cell>
            <table:table-cell table:style-name="Tableau6.A1" office:value-type="string">
              <text:p text:style-name="MP8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9">&lt;siteWebEntreprise&gt;</text:p>
            </table:table-cell>
            <table:table-cell table:style-name="Tableau6.A1" office:value-type="string">
              <text:p text:style-name="MP10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4H16M15S</meta:editing-duration>
    <meta:editing-cycles>58</meta:editing-cycles>
    <meta:generator>LibreOffice/5.1.6.2$Linux_X86_64 LibreOffice_project/10m0$Build-2</meta:generator>
    <meta:initial-creator>Loïc GUIBERT</meta:initial-creator>
    <dc:date>2019-09-16T17:10:51.048695103</dc:date>
    <dc:subject>Livraison finale</dc:subject>
    <dc:title>Procés verbal de livraison</dc:title>
    <meta:document-statistic meta:table-count="6" meta:image-count="1" meta:object-count="0" meta:page-count="2" meta:paragraph-count="46" meta:word-count="165" meta:character-count="1003" meta:non-whitespace-character-count="875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gestion/modeles/openrun-pv-livraison.ott" meta:date="2014-04-01T09:11:41"/>
  </office:meta>
</office:document-meta>
</file>